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92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4.637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5.727cm"/>
    </style:style>
    <style:style style:name="co6" style:family="table-column">
      <style:table-column-properties fo:break-before="auto" style:column-width="4.747cm"/>
    </style:style>
    <style:style style:name="co7" style:family="table-column">
      <style:table-column-properties fo:break-before="auto" style:column-width="6.463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5.101cm"/>
    </style:style>
    <style:style style:name="co10" style:family="table-column">
      <style:table-column-properties fo:break-before="auto" style:column-width="5.482cm"/>
    </style:style>
    <style:style style:name="co11" style:family="table-column">
      <style:table-column-properties fo:break-before="auto" style:column-width="5.644cm"/>
    </style:style>
    <style:style style:name="co12" style:family="table-column">
      <style:table-column-properties fo:break-before="auto" style:column-width="4.011cm"/>
    </style:style>
    <style:style style:name="co13" style:family="table-column">
      <style:table-column-properties fo:break-before="auto" style:column-width="4.066cm"/>
    </style:style>
    <style:style style:name="co14" style:family="table-column">
      <style:table-column-properties fo:break-before="auto" style:column-width="3.14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5.999cm"/>
    </style:style>
    <style:style style:name="co17" style:family="table-column">
      <style:table-column-properties fo:break-before="auto" style:column-width="2.649cm"/>
    </style:style>
    <style:style style:name="co18" style:family="table-column">
      <style:table-column-properties fo:break-before="auto" style:column-width="3.602cm"/>
    </style:style>
    <style:style style:name="co19" style:family="table-column">
      <style:table-column-properties fo:break-before="auto" style:column-width="3.085cm"/>
    </style:style>
    <style:style style:name="co20" style:family="table-column">
      <style:table-column-properties fo:break-before="auto" style:column-width="2.895cm"/>
    </style:style>
    <style:style style:name="co21" style:family="table-column">
      <style:table-column-properties fo:break-before="auto" style:column-width="1.778cm"/>
    </style:style>
    <style:style style:name="co22" style:family="table-column">
      <style:table-column-properties fo:break-before="auto" style:column-width="1.833cm"/>
    </style:style>
    <style:style style:name="co23" style:family="table-column">
      <style:table-column-properties fo:break-before="auto" style:column-width="2.759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15" table:default-cell-style-name="Default"/>
        <table:table-row table:style-name="ro1">
          <table:table-cell table:style-name="ce1" office:value-type="string">
            <text:p>NoDup.Dup.Metrics</text:p>
          </table:table-cell>
          <table:table-cell table:number-columns-repeated="39"/>
        </table:table-row>
        <table:table-row table:style-name="ro2">
          <table:table-cell office:value-type="string">
            <text:p>LIBRARY</text:p>
          </table:table-cell>
          <table:table-cell office:value-type="string">
            <text:p>UNPAIRED_READS_EXAMINED</text:p>
          </table:table-cell>
          <table:table-cell office:value-type="string">
            <text:p>READ_PAIRS_EXAMINED</text:p>
          </table:table-cell>
          <table:table-cell office:value-type="string">
            <text:p>UNMAPPED_READS</text:p>
          </table:table-cell>
          <table:table-cell office:value-type="string">
            <text:p>UNPAIRED_READ_DUPLICATES</text:p>
          </table:table-cell>
          <table:table-cell office:value-type="string">
            <text:p>READ_PAIR_DUPLICATES</text:p>
          </table:table-cell>
          <table:table-cell office:value-type="string">
            <text:p>READ_PAIR_OPTICAL_DUPLICATES</text:p>
          </table:table-cell>
          <table:table-cell office:value-type="string">
            <text:p>PERCENT_DUPLICATION</text:p>
          </table:table-cell>
          <table:table-cell office:value-type="string">
            <text:p>ESTIMATED_LIBRARY_SIZE</text:p>
          </table:table-cell>
          <table:table-cell table:number-columns-repeated="3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90653">
            <text:p>90653</text:p>
          </table:table-cell>
          <table:table-cell office:value-type="float" office:value="3159668">
            <text:p>3159668</text:p>
          </table:table-cell>
          <table:table-cell office:value-type="float" office:value="278623">
            <text:p>278623</text:p>
          </table:table-cell>
          <table:table-cell office:value-type="float" office:value="21938">
            <text:p>21938</text:p>
          </table:table-cell>
          <table:table-cell office:value-type="float" office:value="93606">
            <text:p>93606</text:p>
          </table:table-cell>
          <table:table-cell office:value-type="float" office:value="25046">
            <text:p>25046</text:p>
          </table:table-cell>
          <table:table-cell office:value-type="float" office:value="0.032629">
            <text:p>0.032629</text:p>
          </table:table-cell>
          <table:table-cell office:value-type="float" office:value="70610075">
            <text:p>70610075</text:p>
          </table:table-cell>
          <table:table-cell table:number-columns-repeated="31"/>
        </table:table-row>
        <table:table-row table:style-name="ro2">
          <table:table-cell table:number-columns-repeated="40"/>
        </table:table-row>
        <table:table-row table:style-name="ro1">
          <table:table-cell table:style-name="ce1" office:value-type="string">
            <text:p>NoDup.aliSum.metrics</text:p>
          </table:table-cell>
          <table:table-cell table:number-columns-repeated="39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number-columns-repeated="15"/>
        </table:table-row>
        <table:table-row table:style-name="ro2">
          <table:table-cell office:value-type="string">
            <text:p>CATEGORY</text:p>
          </table:table-cell>
          <table:table-cell office:value-type="string">
            <text:p>TOTAL_READS</text:p>
          </table:table-cell>
          <table:table-cell office:value-type="string">
            <text:p>PF_READS</text:p>
          </table:table-cell>
          <table:table-cell office:value-type="string">
            <text:p>PCT_PF_READS</text:p>
          </table:table-cell>
          <table:table-cell office:value-type="string">
            <text:p>PF_NOISE_READS</text:p>
          </table:table-cell>
          <table:table-cell office:value-type="string">
            <text:p>PF_READS_ALIGNED</text:p>
          </table:table-cell>
          <table:table-cell office:value-type="string">
            <text:p>PCT_PF_READS_ALIGNED</text:p>
          </table:table-cell>
          <table:table-cell office:value-type="string">
            <text:p>PF_ALIGNED_BASES</text:p>
          </table:table-cell>
          <table:table-cell office:value-type="string">
            <text:p>PF_HQ_ALIGNED_READS</text:p>
          </table:table-cell>
          <table:table-cell office:value-type="string">
            <text:p>PF_HQ_ALIGNED_BASES</text:p>
          </table:table-cell>
          <table:table-cell office:value-type="string">
            <text:p>PF_HQ_ALIGNED_Q20_BASES</text:p>
          </table:table-cell>
          <table:table-cell office:value-type="string">
            <text:p>PF_HQ_MEDIAN_MISMATCHES</text:p>
          </table:table-cell>
          <table:table-cell office:value-type="string">
            <text:p>PF_MISMATCH_RATE</text:p>
          </table:table-cell>
          <table:table-cell office:value-type="string">
            <text:p>PF_HQ_ERROR_RATE</text:p>
          </table:table-cell>
          <table:table-cell office:value-type="string">
            <text:p>PF_INDEL_RATE</text:p>
          </table:table-cell>
          <table:table-cell office:value-type="string">
            <text:p>MEAN_READ_LENGTH</text:p>
          </table:table-cell>
          <table:table-cell office:value-type="string">
            <text:p>READS_ALIGNED_IN_PAIRS</text:p>
          </table:table-cell>
          <table:table-cell office:value-type="string">
            <text:p>PCT_READS_ALIGNED_IN_PAIRS</text:p>
          </table:table-cell>
          <table:table-cell office:value-type="string">
            <text:p>BAD_CYCLES</text:p>
          </table:table-cell>
          <table:table-cell office:value-type="string">
            <text:p>STRAND_BALANCE</text:p>
          </table:table-cell>
          <table:table-cell office:value-type="string">
            <text:p>PCT_CHIMERAS</text:p>
          </table:table-cell>
          <table:table-cell office:value-type="string">
            <text:p>PCT_ADAPTER</text:p>
          </table:table-cell>
          <table:table-cell office:value-type="string">
            <text:p>SAMPLE</text:p>
          </table:table-cell>
          <table:table-cell office:value-type="string">
            <text:p>LIBRARY</text:p>
          </table:table-cell>
          <table:table-cell office:value-type="string">
            <text:p>READ_GROUP</text:p>
          </table:table-cell>
          <table:table-cell table:number-columns-repeated="15"/>
        </table:table-row>
        <table:table-row table:style-name="ro2">
          <table:table-cell office:value-type="string">
            <text:p>FIRST_OF_PAIR</text:p>
          </table:table-cell>
          <table:table-cell table:number-columns-repeated="2" office:value-type="float" office:value="3233404">
            <text:p>32334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11815">
            <text:p>3111815</text:p>
          </table:table-cell>
          <table:table-cell office:value-type="float" office:value="0.962396">
            <text:p>0.962396</text:p>
          </table:table-cell>
          <table:table-cell office:value-type="float" office:value="231854455">
            <text:p>231854455</text:p>
          </table:table-cell>
          <table:table-cell office:value-type="float" office:value="2445048">
            <text:p>2445048</text:p>
          </table:table-cell>
          <table:table-cell office:value-type="float" office:value="182757212">
            <text:p>182757212</text:p>
          </table:table-cell>
          <table:table-cell office:value-type="float" office:value="179117695">
            <text:p>179117695</text:p>
          </table:table-cell>
          <table:table-cell office:value-type="float" office:value="0">
            <text:p>0</text:p>
          </table:table-cell>
          <table:table-cell office:value-type="float" office:value="0.011683">
            <text:p>0.011683</text:p>
          </table:table-cell>
          <table:table-cell office:value-type="float" office:value="0.01016">
            <text:p>0.01016</text:p>
          </table:table-cell>
          <table:table-cell office:value-type="float" office:value="0.001811">
            <text:p>0.001811</text:p>
          </table:table-cell>
          <table:table-cell office:value-type="float" office:value="75">
            <text:p>75</text:p>
          </table:table-cell>
          <table:table-cell office:value-type="float" office:value="3066062">
            <text:p>3066062</text:p>
          </table:table-cell>
          <table:table-cell office:value-type="float" office:value="0.985297">
            <text:p>0.985297</text:p>
          </table:table-cell>
          <table:table-cell office:value-type="float" office:value="0">
            <text:p>0</text:p>
          </table:table-cell>
          <table:table-cell office:value-type="float" office:value="0.485063">
            <text:p>0.485063</text:p>
          </table:table-cell>
          <table:table-cell office:value-type="float" office:value="0.023805">
            <text:p>0.023805</text:p>
          </table:table-cell>
          <table:table-cell office:value-type="float" office:value="0.000074">
            <text:p>0.000074</text:p>
          </table:table-cell>
          <table:table-cell table:number-columns-repeated="18"/>
        </table:table-row>
        <table:table-row table:style-name="ro2">
          <table:table-cell office:value-type="string">
            <text:p>SECOND_OF_PAIR</text:p>
          </table:table-cell>
          <table:table-cell table:number-columns-repeated="2" office:value-type="float" office:value="3246058">
            <text:p>32460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89024">
            <text:p>3089024</text:p>
          </table:table-cell>
          <table:table-cell office:value-type="float" office:value="0.951623">
            <text:p>0.951623</text:p>
          </table:table-cell>
          <table:table-cell office:value-type="float" office:value="230068761">
            <text:p>230068761</text:p>
          </table:table-cell>
          <table:table-cell office:value-type="float" office:value="2429890">
            <text:p>2429890</text:p>
          </table:table-cell>
          <table:table-cell office:value-type="float" office:value="181567356">
            <text:p>181567356</text:p>
          </table:table-cell>
          <table:table-cell office:value-type="float" office:value="177872442">
            <text:p>177872442</text:p>
          </table:table-cell>
          <table:table-cell office:value-type="float" office:value="0">
            <text:p>0</text:p>
          </table:table-cell>
          <table:table-cell office:value-type="float" office:value="0.012119">
            <text:p>0.012119</text:p>
          </table:table-cell>
          <table:table-cell office:value-type="float" office:value="0.010421">
            <text:p>0.010421</text:p>
          </table:table-cell>
          <table:table-cell office:value-type="float" office:value="0.001852">
            <text:p>0.001852</text:p>
          </table:table-cell>
          <table:table-cell office:value-type="float" office:value="75">
            <text:p>75</text:p>
          </table:table-cell>
          <table:table-cell office:value-type="float" office:value="3066062">
            <text:p>3066062</text:p>
          </table:table-cell>
          <table:table-cell office:value-type="float" office:value="0.992567">
            <text:p>0.992567</text:p>
          </table:table-cell>
          <table:table-cell office:value-type="float" office:value="0">
            <text:p>0</text:p>
          </table:table-cell>
          <table:table-cell office:value-type="float" office:value="0.515255">
            <text:p>0.515255</text:p>
          </table:table-cell>
          <table:table-cell office:value-type="float" office:value="0.023695">
            <text:p>0.023695</text:p>
          </table:table-cell>
          <table:table-cell office:value-type="float" office:value="0.000037">
            <text:p>0.000037</text:p>
          </table:table-cell>
          <table:table-cell table:number-columns-repeated="18"/>
        </table:table-row>
        <table:table-row table:style-name="ro2">
          <table:table-cell office:value-type="string">
            <text:p>PAIR</text:p>
          </table:table-cell>
          <table:table-cell table:number-columns-repeated="2" office:value-type="float" office:value="6479462">
            <text:p>64794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00839">
            <text:p>6200839</text:p>
          </table:table-cell>
          <table:table-cell office:value-type="float" office:value="0.956999">
            <text:p>0.956999</text:p>
          </table:table-cell>
          <table:table-cell office:value-type="float" office:value="461923216">
            <text:p>461923216</text:p>
          </table:table-cell>
          <table:table-cell office:value-type="float" office:value="4874938">
            <text:p>4874938</text:p>
          </table:table-cell>
          <table:table-cell office:value-type="float" office:value="364324568">
            <text:p>364324568</text:p>
          </table:table-cell>
          <table:table-cell office:value-type="float" office:value="356990137">
            <text:p>356990137</text:p>
          </table:table-cell>
          <table:table-cell office:value-type="float" office:value="0">
            <text:p>0</text:p>
          </table:table-cell>
          <table:table-cell office:value-type="float" office:value="0.0119">
            <text:p>0.0119</text:p>
          </table:table-cell>
          <table:table-cell office:value-type="float" office:value="0.01029">
            <text:p>0.01029</text:p>
          </table:table-cell>
          <table:table-cell office:value-type="float" office:value="0.001831">
            <text:p>0.001831</text:p>
          </table:table-cell>
          <table:table-cell office:value-type="float" office:value="75">
            <text:p>75</text:p>
          </table:table-cell>
          <table:table-cell office:value-type="float" office:value="6132124">
            <text:p>6132124</text:p>
          </table:table-cell>
          <table:table-cell office:value-type="float" office:value="0.988918">
            <text:p>0.988918</text:p>
          </table:table-cell>
          <table:table-cell office:value-type="float" office:value="0">
            <text:p>0</text:p>
          </table:table-cell>
          <table:table-cell office:value-type="float" office:value="0.500103">
            <text:p>0.500103</text:p>
          </table:table-cell>
          <table:table-cell office:value-type="float" office:value="0.02375">
            <text:p>0.02375</text:p>
          </table:table-cell>
          <table:table-cell office:value-type="float" office:value="0.000056">
            <text:p>0.000056</text:p>
          </table:table-cell>
          <table:table-cell table:number-columns-repeated="18"/>
        </table:table-row>
        <table:table-row table:style-name="ro2">
          <table:table-cell table:number-columns-repeated="40"/>
        </table:table-row>
        <table:table-row table:style-name="ro1">
          <table:table-cell table:style-name="ce1" office:value-type="string">
            <text:p>NoDup.Hs.Metrics</text:p>
          </table:table-cell>
          <table:table-cell table:number-columns-repeated="39"/>
        </table:table-row>
        <table:table-row table:style-name="ro2">
          <table:table-cell office:value-type="string">
            <text:p>BAIT_SET</text:p>
          </table:table-cell>
          <table:table-cell office:value-type="string">
            <text:p>GENOME_SIZE</text:p>
          </table:table-cell>
          <table:table-cell office:value-type="string">
            <text:p>BAIT_TERRITORY</text:p>
          </table:table-cell>
          <table:table-cell office:value-type="string">
            <text:p>TARGET_TERRITORY</text:p>
          </table:table-cell>
          <table:table-cell office:value-type="string">
            <text:p>BAIT_DESIGN_EFFICIENCY</text:p>
          </table:table-cell>
          <table:table-cell office:value-type="string">
            <text:p>TOTAL_READS</text:p>
          </table:table-cell>
          <table:table-cell office:value-type="string">
            <text:p>PF_READS</text:p>
          </table:table-cell>
          <table:table-cell office:value-type="string">
            <text:p>PF_UNIQUE_READS</text:p>
          </table:table-cell>
          <table:table-cell office:value-type="string">
            <text:p>PCT_PF_READS</text:p>
          </table:table-cell>
          <table:table-cell office:value-type="string">
            <text:p>PCT_PF_UQ_READS</text:p>
          </table:table-cell>
          <table:table-cell office:value-type="string">
            <text:p>PF_UQ_READS_ALIGNED</text:p>
          </table:table-cell>
          <table:table-cell office:value-type="string">
            <text:p>PCT_PF_UQ_READS_ALIGNED</text:p>
          </table:table-cell>
          <table:table-cell office:value-type="string">
            <text:p>PF_UQ_BASES_ALIGNED</text:p>
          </table:table-cell>
          <table:table-cell office:value-type="string">
            <text:p>ON_BAIT_BASES</text:p>
          </table:table-cell>
          <table:table-cell office:value-type="string">
            <text:p>NEAR_BAIT_BASES</text:p>
          </table:table-cell>
          <table:table-cell office:value-type="string">
            <text:p>OFF_BAIT_BASES</text:p>
          </table:table-cell>
          <table:table-cell office:value-type="string">
            <text:p>ON_TARGET_BASES</text:p>
          </table:table-cell>
          <table:table-cell office:value-type="string">
            <text:p>PCT_SELECTED_BASES</text:p>
          </table:table-cell>
          <table:table-cell office:value-type="string">
            <text:p>PCT_OFF_BAIT</text:p>
          </table:table-cell>
          <table:table-cell office:value-type="string">
            <text:p>ON_BAIT_VS_SELECTED</text:p>
          </table:table-cell>
          <table:table-cell office:value-type="string">
            <text:p>MEAN_BAIT_COVERAGE</text:p>
          </table:table-cell>
          <table:table-cell office:value-type="string">
            <text:p>MEAN_TARGET_COVERAGE</text:p>
          </table:table-cell>
          <table:table-cell office:value-type="string">
            <text:p>PCT_USABLE_BASES_ON_BAIT</text:p>
          </table:table-cell>
          <table:table-cell office:value-type="string">
            <text:p>PCT_USABLE_BASES_ON_TARGET</text:p>
          </table:table-cell>
          <table:table-cell office:value-type="string">
            <text:p>FOLD_ENRICHMENT</text:p>
          </table:table-cell>
          <table:table-cell office:value-type="string">
            <text:p>ZERO_CVG_TARGETS_PCT</text:p>
          </table:table-cell>
          <table:table-cell office:value-type="string">
            <text:p>FOLD_80_BASE_PENALTY</text:p>
          </table:table-cell>
          <table:table-cell office:value-type="string">
            <text:p>PCT_TARGET_BASES_2X</text:p>
          </table:table-cell>
          <table:table-cell office:value-type="string">
            <text:p>PCT_TARGET_BASES_10X</text:p>
          </table:table-cell>
          <table:table-cell office:value-type="string">
            <text:p>PCT_TARGET_BASES_20X</text:p>
          </table:table-cell>
          <table:table-cell office:value-type="string">
            <text:p>PCT_TARGET_BASES_30X</text:p>
          </table:table-cell>
          <table:table-cell office:value-type="string">
            <text:p>HS_LIBRARY_SIZE</text:p>
          </table:table-cell>
          <table:table-cell office:value-type="string">
            <text:p>HS_PENALTY_10X</text:p>
          </table:table-cell>
          <table:table-cell office:value-type="string">
            <text:p>HS_PENALTY_20X</text:p>
          </table:table-cell>
          <table:table-cell office:value-type="string">
            <text:p>HS_PENALTY_30X</text:p>
          </table:table-cell>
          <table:table-cell office:value-type="string">
            <text:p>AT_DROPOUT</text:p>
          </table:table-cell>
          <table:table-cell office:value-type="string">
            <text:p>GC_DROPOUT</text:p>
          </table:table-cell>
          <table:table-cell office:value-type="string">
            <text:p>SAMPLE</text:p>
          </table:table-cell>
          <table:table-cell office:value-type="string">
            <text:p>LIBRARY</text:p>
          </table:table-cell>
          <table:table-cell office:value-type="string">
            <text:p>READ_GROUP</text:p>
          </table:table-cell>
        </table:table-row>
        <table:table-row table:style-name="ro2"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6479462">
            <text:p>6479462</text:p>
          </table:table-cell>
          <table:table-cell table:number-columns-repeated="2" office:value-type="float" office:value="1">
            <text:p>1</text:p>
          </table:table-cell>
          <table:table-cell office:value-type="float" office:value="5781869">
            <text:p>5781869</text:p>
          </table:table-cell>
          <table:table-cell office:value-type="float" office:value="0.892338">
            <text:p>0.892338</text:p>
          </table:table-cell>
          <table:table-cell office:value-type="float" office:value="431371818">
            <text:p>431371818</text:p>
          </table:table-cell>
          <table:table-cell office:value-type="float" office:value="89489477">
            <text:p>89489477</text:p>
          </table:table-cell>
          <table:table-cell office:value-type="float" office:value="43848041">
            <text:p>43848041</text:p>
          </table:table-cell>
          <table:table-cell office:value-type="float" office:value="298034300">
            <text:p>298034300</text:p>
          </table:table-cell>
          <table:table-cell office:value-type="float" office:value="89489477">
            <text:p>89489477</text:p>
          </table:table-cell>
          <table:table-cell office:value-type="float" office:value="0.309101">
            <text:p>0.309101</text:p>
          </table:table-cell>
          <table:table-cell office:value-type="float" office:value="0.690899">
            <text:p>0.690899</text:p>
          </table:table-cell>
          <table:table-cell office:value-type="float" office:value="0.67115">
            <text:p>0.67115</text:p>
          </table:table-cell>
          <table:table-cell office:value-type="float" office:value="146.509755">
            <text:p>146.509755</text:p>
          </table:table-cell>
          <table:table-cell office:value-type="float" office:value="149.342794">
            <text:p>149.342794</text:p>
          </table:table-cell>
          <table:table-cell table:number-columns-repeated="2" office:value-type="float" office:value="0.18415">
            <text:p>0.18415</text:p>
          </table:table-cell>
          <table:table-cell office:value-type="float" office:value="183.972938">
            <text:p>183.972938</text:p>
          </table:table-cell>
          <table:table-cell office:value-type="float" office:value="0.013487">
            <text:p>0.013487</text:p>
          </table:table-cell>
          <table:table-cell office:value-type="float" office:value="1.678009">
            <text:p>1.678009</text:p>
          </table:table-cell>
          <table:table-cell office:value-type="float" office:value="0.984411">
            <text:p>0.984411</text:p>
          </table:table-cell>
          <table:table-cell office:value-type="float" office:value="0.969416">
            <text:p>0.969416</text:p>
          </table:table-cell>
          <table:table-cell office:value-type="float" office:value="0.957061">
            <text:p>0.957061</text:p>
          </table:table-cell>
          <table:table-cell office:value-type="float" office:value="0.939973">
            <text:p>0.939973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25389">
            <text:p>4.25389</text:p>
          </table:table-cell>
          <table:table-cell office:value-type="float" office:value="5.381508">
            <text:p>5.381508</text:p>
          </table:table-cell>
          <table:table-cell table:number-columns-repeated="3"/>
        </table:table-row>
        <table:table-row table:style-name="ro2">
          <table:table-cell table:number-columns-repeated="40"/>
        </table:table-row>
        <table:table-row table:style-name="ro1">
          <table:table-cell table:style-name="ce1" office:value-type="string">
            <text:p>NoDup.insertsizeMetrics</text:p>
          </table:table-cell>
          <table:table-cell table:number-columns-repeated="39"/>
        </table:table-row>
        <table:table-row table:style-name="ro2">
          <table:table-cell office:value-type="string">
            <text:p>MEDIAN_INSERT_SIZE</text:p>
          </table:table-cell>
          <table:table-cell office:value-type="string">
            <text:p>MEDIAN_ABSOLUTE_DEVIATION</text:p>
          </table:table-cell>
          <table:table-cell office:value-type="string">
            <text:p>MIN_INSERT_SIZE</text:p>
          </table:table-cell>
          <table:table-cell office:value-type="string">
            <text:p>MAX_INSERT_SIZE</text:p>
          </table:table-cell>
          <table:table-cell office:value-type="string">
            <text:p>MEAN_INSERT_SIZE</text:p>
          </table:table-cell>
          <table:table-cell office:value-type="string">
            <text:p>STANDARD_DEVIATION</text:p>
          </table:table-cell>
          <table:table-cell office:value-type="string">
            <text:p>READ_PAIRS</text:p>
          </table:table-cell>
          <table:table-cell office:value-type="string">
            <text:p>PAIR_ORIENTATION</text:p>
          </table:table-cell>
          <table:table-cell office:value-type="string">
            <text:p>WIDTH_OF_10_PERCENT</text:p>
          </table:table-cell>
          <table:table-cell office:value-type="string">
            <text:p>WIDTH_OF_20_PERCENT</text:p>
          </table:table-cell>
          <table:table-cell office:value-type="string">
            <text:p>WIDTH_OF_30_PERCENT</text:p>
          </table:table-cell>
          <table:table-cell office:value-type="string">
            <text:p>WIDTH_OF_40_PERCENT</text:p>
          </table:table-cell>
          <table:table-cell office:value-type="string">
            <text:p>WIDTH_OF_50_PERCENT</text:p>
          </table:table-cell>
          <table:table-cell office:value-type="string">
            <text:p>WIDTH_OF_60_PERCENT</text:p>
          </table:table-cell>
          <table:table-cell office:value-type="string">
            <text:p>WIDTH_OF_70_PERCENT</text:p>
          </table:table-cell>
          <table:table-cell office:value-type="string">
            <text:p>WIDTH_OF_80_PERCENT</text:p>
          </table:table-cell>
          <table:table-cell office:value-type="string">
            <text:p>WIDTH_OF_90_PERCENT</text:p>
          </table:table-cell>
          <table:table-cell office:value-type="string">
            <text:p>WIDTH_OF_99_PERCENT</text:p>
          </table:table-cell>
          <table:table-cell office:value-type="string">
            <text:p>SAMPLE</text:p>
          </table:table-cell>
          <table:table-cell office:value-type="string">
            <text:p>LIBRARY</text:p>
          </table:table-cell>
          <table:table-cell office:value-type="string">
            <text:p>READ_GROUP</text:p>
          </table:table-cell>
          <table:table-cell table:number-columns-repeated="19"/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965076">
            <text:p>1965076</text:p>
          </table:table-cell>
          <table:table-cell office:value-type="float" office:value="201.018285">
            <text:p>201.018285</text:p>
          </table:table-cell>
          <table:table-cell office:value-type="float" office:value="69.084949">
            <text:p>69.084949</text:p>
          </table:table-cell>
          <table:table-cell office:value-type="float" office:value="2809984">
            <text:p>2809984</text:p>
          </table:table-cell>
          <table:table-cell office:value-type="string">
            <text:p>FR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83">
            <text:p>83</text:p>
          </table:table-cell>
          <table:table-cell office:value-type="float" office:value="101">
            <text:p>101</text:p>
          </table:table-cell>
          <table:table-cell office:value-type="float" office:value="123">
            <text:p>123</text:p>
          </table:table-cell>
          <table:table-cell office:value-type="float" office:value="153">
            <text:p>153</text:p>
          </table:table-cell>
          <table:table-cell office:value-type="float" office:value="225">
            <text:p>225</text:p>
          </table:table-cell>
          <table:table-cell office:value-type="float" office:value="521">
            <text:p>521</text:p>
          </table:table-cell>
          <table:table-cell table:number-columns-repeated="22"/>
        </table:table-row>
        <table:table-row table:style-name="ro2">
          <table:table-cell table:number-columns-repeated="40"/>
        </table:table-row>
      </table:table>
      <table:table table:name="Sheet2" table:style-name="ta1">
        <table:table-column table:style-name="co2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Duvaux</meta:initial-creator>
    <meta:creation-date>2012-05-29T10:56:51</meta:creation-date>
    <dc:date>2012-05-29T11:19:56</dc:date>
    <dc:creator>Ludovic Duvaux</dc:creator>
    <meta:editing-duration>PT8M28S</meta:editing-duration>
    <meta:editing-cycles>7</meta:editing-cycles>
    <meta:generator>LibreOffice/3.5$Linux_X86_64 LibreOffice_project/350m1$Build-2</meta:generator>
    <meta:document-statistic meta:table-count="3" meta:cell-count="253" meta:object-count="0"/>
  </office:meta>
</office:document-meta>
</file>